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f035" officeooo:paragraph-rsid="0013f035"/>
    </style:style>
    <style:style style:name="P2" style:family="paragraph" style:parent-style-name="Standard">
      <style:paragraph-properties fo:text-align="justify" style:justify-single-word="false"/>
      <style:text-properties officeooo:rsid="0013f035" officeooo:paragraph-rsid="0013f035"/>
    </style:style>
    <style:style style:name="P3" style:family="paragraph" style:parent-style-name="Standard">
      <style:text-properties officeooo:rsid="00156391" officeooo:paragraph-rsid="0013f035"/>
    </style:style>
    <style:style style:name="P4" style:family="paragraph" style:parent-style-name="Standard">
      <style:text-properties officeooo:rsid="00156391" officeooo:paragraph-rsid="00156391"/>
    </style:style>
    <style:style style:name="P5" style:family="paragraph" style:parent-style-name="Standard">
      <style:text-properties officeooo:rsid="00156391" officeooo:paragraph-rsid="00172e1d"/>
    </style:style>
    <style:style style:name="P6" style:family="paragraph" style:parent-style-name="Standard">
      <style:text-properties fo:font-size="22pt" fo:font-weight="bold" officeooo:rsid="0013f035" officeooo:paragraph-rsid="0013f035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tyle="italic" officeooo:rsid="0013f035" officeooo:paragraph-rsid="0013f035" style:font-style-asian="italic" style:font-style-complex="italic"/>
    </style:style>
    <style:style style:name="P8" style:family="paragraph" style:parent-style-name="Standard">
      <style:text-properties fo:font-style="italic" officeooo:rsid="0013f035" officeooo:paragraph-rsid="0013f035" style:font-style-asian="italic" style:font-style-complex="italic"/>
    </style:style>
    <style:style style:name="P9" style:family="paragraph" style:parent-style-name="Standard">
      <style:text-properties fo:font-style="italic" officeooo:rsid="00156391" officeooo:paragraph-rsid="00172e1d" style:font-style-asian="italic" style:font-style-complex="italic"/>
    </style:style>
    <style:style style:name="P10" style:family="paragraph" style:parent-style-name="Standard">
      <style:text-properties fo:font-style="italic" officeooo:rsid="00156391" officeooo:paragraph-rsid="00156391" style:font-style-asian="italic" style:font-style-complex="italic"/>
    </style:style>
    <style:style style:name="P11" style:family="paragraph" style:parent-style-name="Standard">
      <style:text-properties officeooo:rsid="00172e1d" officeooo:paragraph-rsid="00172e1d"/>
    </style:style>
    <style:style style:name="P12" style:family="paragraph" style:parent-style-name="Standard">
      <style:text-properties fo:font-size="18pt" fo:font-style="normal" fo:font-weight="bold" officeooo:rsid="00172e1d" officeooo:paragraph-rsid="00172e1d" style:font-size-asian="18pt" style:font-style-asian="normal" style:font-weight-asian="bold" style:font-size-complex="18pt" style:font-style-complex="normal" style:font-weight-complex="bold"/>
    </style:style>
    <style:style style:name="P13" style:family="paragraph" style:parent-style-name="Standard">
      <style:text-properties fo:font-size="15pt" fo:font-style="italic" officeooo:rsid="00156391" officeooo:paragraph-rsid="00172e1d" style:font-size-asian="15pt" style:font-style-asian="italic" style:font-size-complex="15pt" style:font-style-complex="italic"/>
    </style:style>
    <style:style style:name="P14" style:family="paragraph" style:parent-style-name="Standard">
      <style:text-properties officeooo:rsid="0017375f" officeooo:paragraph-rsid="0017375f"/>
    </style:style>
    <style:style style:name="P15" style:family="paragraph" style:parent-style-name="Table_20_Contents">
      <style:text-properties officeooo:rsid="0016cf7c" officeooo:paragraph-rsid="0016cf7c"/>
    </style:style>
    <style:style style:name="P16" style:family="paragraph" style:parent-style-name="Standard">
      <style:text-properties fo:font-style="italic" officeooo:rsid="0013f035" officeooo:paragraph-rsid="0013f035" style:font-style-asian="italic" style:font-style-complex="italic"/>
    </style:style>
    <style:style style:name="P17" style:family="paragraph" style:parent-style-name="Standard">
      <style:text-properties fo:font-style="italic" officeooo:rsid="00156391" officeooo:paragraph-rsid="00172e1d" style:font-style-asian="italic" style:font-style-complex="italic"/>
    </style:style>
    <style:style style:name="P18" style:family="paragraph" style:parent-style-name="Standard">
      <style:text-properties officeooo:rsid="00156391" officeooo:paragraph-rsid="00156391"/>
    </style:style>
    <style:style style:name="P19" style:family="paragraph" style:parent-style-name="Standard">
      <style:text-properties officeooo:rsid="0013f035" officeooo:paragraph-rsid="0019700f"/>
    </style:style>
    <style:style style:name="P20" style:family="paragraph" style:parent-style-name="Table_20_Contents">
      <style:text-properties officeooo:rsid="0019700f" officeooo:paragraph-rsid="0019700f"/>
    </style:style>
    <style:style style:name="T1" style:family="text">
      <style:text-properties officeooo:rsid="0016cf7c"/>
    </style:style>
    <style:style style:name="T2" style:family="text">
      <style:text-properties officeooo:rsid="00172e1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9700f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72e1d" style:font-weight-asian="bold" style:font-weight-complex="bold"/>
    </style:style>
    <style:style style:name="T9" style:family="text">
      <style:text-properties fo:font-weight="bold" officeooo:rsid="0019700f" style:font-weight-asian="bold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0017375f"/>
    </style:style>
    <style:style style:name="T12" style:family="text">
      <style:text-properties officeooo:rsid="00185301"/>
    </style:style>
    <style:style style:name="T13" style:family="text">
      <style:text-properties officeooo:rsid="0019700f"/>
    </style:style>
    <style:style style:name="T14" style:family="text">
      <style:text-properties officeooo:rsid="001ad967"/>
    </style:style>
    <style:style style:name="T15" style:family="text">
      <style:text-properties officeooo:rsid="001b16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Na<text:span text:style-name="T1">č</text:span>in prenosa podataka – parsiranje</text:p>
      <text:p text:style-name="P1"/>
      <text:p text:style-name="P2">Cilj ovog dokumenta jeste objašnjenje na koji način smo <text:span text:style-name="T1">formatirali poruku za slanje na server</text:span>, <text:span text:style-name="T1">odnosno na koji način smo formatirali poruku za slanje na nodeMCU board.</text:span> Da bismo na<text:span text:style-name="T2">š</text:span>u aplikaciju dodatno pobolj<text:span text:style-name="T2">š</text:span>ali <text:span text:style-name="T2">i</text:span> optimizirali, potrebno je da na server <text:span text:style-name="T2">š</text:span>aljemo samo neophodne podatke, odnosno, da <text:span text:style-name="T2">š</text:span>aljemo ime senzora <text:span text:style-name="T2">i</text:span> odgovarajuću v<text:span text:style-name="T2">ri</text:span>jednost koja u sebi sadr<text:span text:style-name="T2">ž</text:span>i informaciju o stanju senzora. </text:p>
      <text:p text:style-name="P2"/>
      <text:p text:style-name="P2">Svaka poruka koja se <text:span text:style-name="T2">šalje na server će imati sljedeći oblik:</text:span></text:p>
      <text:p text:style-name="P2"/>
      <text:p text:style-name="P7">i<text:span text:style-name="T3">me_senzora # brojna_vrijednost</text:span></text:p>
      <text:p text:style-name="P1"/>
      <text:p text:style-name="P11">Primjer poruke koju šaljemo na server:</text:p>
      <text:p text:style-name="P8">FOT#1</text:p>
      <text:p text:style-name="P8">TER#24</text:p>
      <text:p text:style-name="P8">TRC#1</text:p>
      <text:p text:style-name="P8"/>
      <text:p text:style-name="P8"/>
      <text:p text:style-name="P5">Poruke koje se primaju sa servera su oblika:</text:p>
      <text:p text:style-name="P5"/>
      <text:p text:style-name="P13">ime_aktuatora # brojna_vrijednost</text:p>
      <text:p text:style-name="P5"/>
      <text:p text:style-name="P11">Primjer poruke koju dobijamo sa servera:</text:p>
      <text:p text:style-name="P9">SG1#1</text:p>
      <text:p text:style-name="P9">SG2#0</text:p>
      <text:p text:style-name="P9">LD1#0</text:p>
      <text:p text:style-name="P9">LD2#1</text:p>
      <text:p text:style-name="P9"/>
      <text:p text:style-name="P8"/>
      <text:p text:style-name="P8"/>
      <text:p text:style-name="P12">Skraćenice i brojne vrijednosti za svaki senzor/aktuator:</text:p>
      <text:p text:style-name="P1"/>
      <text:p text:style-name="P1"><text:span text:style-name="T2">1. </text:span><text:span text:style-name="T7">FOTOSENZOR</text:span></text:p>
      <text:p text:style-name="P1"><text:tab/>Skraćenica: <text:tab/><text:tab/><text:span text:style-name="T4">FOT</text:span></text:p>
      <text:p text:style-name="P1"><text:tab/>Vrijednosti:</text:p>
      <text:p text:style-name="P1"><text:tab/>- sun<text:span text:style-name="T11">č</text:span>an dan: <text:tab/><text:tab/><text:tab/>1</text:p>
      <text:p text:style-name="P1"><text:tab/>- obla<text:span text:style-name="T11">č</text:span>an dan:<text:tab/><text:tab/><text:tab/>2</text:p>
      <text:p text:style-name="P1"><text:tab/>- noć: <text:tab/><text:tab/><text:tab/><text:tab/>3</text:p>
      <text:p text:style-name="P1"/>
      <text:p text:style-name="P1"><text:span text:style-name="T2">2. </text:span><text:span text:style-name="T7">TERMISTOR</text:span></text:p>
      <text:p text:style-name="P1"><text:tab/>Skraćenica: <text:tab/><text:tab/><text:span text:style-name="T4">TER</text:span></text:p>
      <text:p text:style-name="P1"><text:tab/>Vrijednost: </text:p>
      <text:p text:style-name="P1"><text:tab/>- cjelobrojna vrijednost temperature: <text:tab/>20, 21, 25, 18, 17 itd.</text:p>
      <text:p text:style-name="P1"/>
      <text:p text:style-name="P1"><text:span text:style-name="T2">3.</text:span><text:span text:style-name="T8"> </text:span><text:span text:style-name="T7">TRACKING senzor</text:span></text:p>
      <text:p text:style-name="P1"><text:tab/>Skraćenica: <text:tab/><text:tab/><text:span text:style-name="T4">TRC </text:span></text:p>
      <text:p text:style-name="P1"><text:tab/>Vrijednosti:</text:p>
      <text:p text:style-name="P1"><text:tab/>- auto nije detektovano: <text:tab/>0</text:p>
      <text:p text:style-name="P1"><text:tab/>- auto je detektovano:<text:tab/><text:tab/>1</text:p>
      <text:p text:style-name="P3"/>
      <text:p text:style-name="P19"><text:soft-page-break/><text:span text:style-name="T13">4.</text:span><text:span text:style-name="T2"> </text:span><text:span text:style-name="T9">ULTRASONIČNI senzor</text:span></text:p>
      <text:p text:style-name="P19"><text:tab/>Skraćenica: <text:tab/><text:tab/><text:span text:style-name="T5">ULS</text:span></text:p>
      <text:p text:style-name="P19"><text:tab/>Vrijednost: </text:p>
      <text:p text:style-name="P19"><text:tab/>- cjelobrojna vrijednost <text:span text:style-name="T13">distance</text:span>: <text:tab/><text:span text:style-name="T15">7</text:span>, <text:span text:style-name="T15">25</text:span>, <text:span text:style-name="T15">40</text:span>, <text:span text:style-name="T15">150</text:span>, <text:span text:style-name="T15">213</text:span> itd.</text:p>
      <text:p text:style-name="P4"/>
      <text:p text:style-name="P4"/>
      <text:p text:style-name="P4"><text:span text:style-name="T13">5</text:span><text:span text:style-name="T2">. </text:span><text:span text:style-name="T7">Senzor za detekciju tečnosti</text:span></text:p>
      <text:p text:style-name="P4"><text:tab/>Skraćenica: <text:tab/><text:tab/><text:span text:style-name="T4">HUM</text:span></text:p>
      <text:p text:style-name="P4"><text:tab/>Vrijednost:</text:p>
      <text:p text:style-name="P4"><text:tab/>- kiša ne pada:<text:tab/> <text:tab/>0</text:p>
      <text:p text:style-name="P4"><text:tab/>- kiša pada:<text:tab/><text:tab/>1</text:p>
      <text:p text:style-name="P4"/>
      <text:p text:style-name="P4"><text:span text:style-name="T13">6</text:span><text:span text:style-name="T2">. </text:span><text:span text:style-name="T7">LED diode</text:span></text:p>
      <text:p text:style-name="P4"><text:tab/>Skraćenica: <text:tab/><text:tab/><text:span text:style-name="T4">LDx</text:span><text:tab/><text:tab/><text:span text:style-name="T4">(x oznacava redni broj diode)</text:span></text:p>
      <text:p text:style-name="P10"><text:tab/><text:span text:style-name="T10">Vrijednost:</text:span></text:p>
      <text:p text:style-name="P4"><text:tab/>- iskljuci diodu: <text:tab/>0</text:p>
      <text:p text:style-name="P4"><text:tab/>- ukljuci diodu: <text:tab/>1</text:p>
      <text:p text:style-name="P4"/>
      <text:p text:style-name="P4"><text:span text:style-name="T13">7</text:span><text:span text:style-name="T2">. </text:span><text:span text:style-name="T7">SERVO motori</text:span></text:p>
      <text:p text:style-name="P4"><text:tab/>Skracenica: <text:tab/><text:tab/><text:span text:style-name="T4">SGx<text:tab/></text:span><text:tab/><text:span text:style-name="T4">(x oznacava redni broj servo motora)</text:span></text:p>
      <text:p text:style-name="P4"><text:tab/>Vrijednost:</text:p>
      <text:p text:style-name="P4"><text:tab/>-otvori: <text:tab/><text:tab/>1</text:p>
      <text:p text:style-name="P4"><text:tab/>-zatvori: <text:tab/><text:tab/>0</text:p>
      <text:p text:style-name="P4"/>
      <text:p text:style-name="P4"><text:span text:style-name="T13">8</text:span><text:span text:style-name="T2">. </text:span><text:span text:style-name="T7">DC motor</text:span></text:p>
      <text:p text:style-name="P4"><text:tab/>Skraćenica <text:tab/><text:tab/><text:span text:style-name="T6">DCM</text:span></text:p>
      <text:p text:style-name="P4"><text:tab/>Vrijednost:</text:p>
      <text:p text:style-name="P4"><text:tab/>pokreni: <text:tab/><text:tab/>0</text:p>
      <text:p text:style-name="P4"><text:tab/>zaustavi: <text:tab/><text:tab/>1<text:tab/></text:p>
      <text:p text:style-name="P4"/>
      <text:p text:style-name="P14">Navedene skraćenice <text:span text:style-name="T12">i</text:span> brojne vrijednosti su navedene u tabeli:</text:p>
      <text:p text:style-name="P4"/>
      <table:table table:name="Table1" table:style-name="Table1">
        <table:table-column table:style-name="Table1.A" table:number-columns-repeated="3"/>
        <table:table-row table:style-name="TableLine94646247518816">
          <table:table-cell table:style-name="Table1.A1" office:value-type="string">
            <text:p text:style-name="P15">Senzor/Aktuator</text:p>
          </table:table-cell>
          <table:table-cell table:style-name="Table1.A1" office:value-type="string">
            <text:p text:style-name="P15">Skraćenica</text:p>
          </table:table-cell>
          <table:table-cell table:style-name="Table1.C1" office:value-type="string">
            <text:p text:style-name="P15">Brojna vrijednost</text:p>
          </table:table-cell>
        </table:table-row>
        <table:table-row table:style-name="TableLine94646247594800">
          <table:table-cell table:style-name="Table1.A2" office:value-type="string">
            <text:p text:style-name="P15">Fotosenzor</text:p>
          </table:table-cell>
          <table:table-cell table:style-name="Table1.A2" office:value-type="string">
            <text:p text:style-name="P15">FOT</text:p>
          </table:table-cell>
          <table:table-cell table:style-name="Table1.C2" office:value-type="string">
            <text:p text:style-name="P15">1, 2, 3</text:p>
          </table:table-cell>
        </table:table-row>
        <table:table-row table:style-name="TableLine94646247595936">
          <table:table-cell table:style-name="Table1.A2" office:value-type="string">
            <text:p text:style-name="P15">Termistor</text:p>
          </table:table-cell>
          <table:table-cell table:style-name="Table1.A2" office:value-type="string">
            <text:p text:style-name="P15">TER</text:p>
          </table:table-cell>
          <table:table-cell table:style-name="Table1.C2" office:value-type="string">
            <text:p text:style-name="P15">xx – dvocifren broj </text:p>
          </table:table-cell>
        </table:table-row>
        <table:table-row table:style-name="TableLine94646247590448">
          <table:table-cell table:style-name="Table1.A2" office:value-type="string">
            <text:p text:style-name="P15">Tracking senzor</text:p>
          </table:table-cell>
          <table:table-cell table:style-name="Table1.A2" office:value-type="string">
            <text:p text:style-name="P15">TRC</text:p>
          </table:table-cell>
          <table:table-cell table:style-name="Table1.C2" office:value-type="string">
            <text:p text:style-name="P15">0, 1 </text:p>
          </table:table-cell>
        </table:table-row>
        <table:table-row table:style-name="TableLine94646247590448">
          <table:table-cell table:style-name="Table1.A2" office:value-type="string">
            <text:p text:style-name="P20">Ultrasonični senzor</text:p>
          </table:table-cell>
          <table:table-cell table:style-name="Table1.A2" office:value-type="string">
            <text:p text:style-name="P20">ULS</text:p>
          </table:table-cell>
          <table:table-cell table:style-name="Table1.C2" office:value-type="string">
            <text:p text:style-name="P20">Xx – dvocifren broj</text:p>
          </table:table-cell>
        </table:table-row>
        <table:table-row table:style-name="TableLine94646247590000">
          <table:table-cell table:style-name="Table1.A2" office:value-type="string">
            <text:p text:style-name="P15">Senzor za detek. tečnosti</text:p>
          </table:table-cell>
          <table:table-cell table:style-name="Table1.A2" office:value-type="string">
            <text:p text:style-name="P15">HUM</text:p>
          </table:table-cell>
          <table:table-cell table:style-name="Table1.C2" office:value-type="string">
            <text:p text:style-name="P15">0, 1</text:p>
          </table:table-cell>
        </table:table-row>
        <table:table-row table:style-name="TableLine94646247584960">
          <table:table-cell table:style-name="Table1.A2" office:value-type="string">
            <text:p text:style-name="P15">LED diode</text:p>
          </table:table-cell>
          <table:table-cell table:style-name="Table1.A2" office:value-type="string">
            <text:p text:style-name="P15">LDx</text:p>
          </table:table-cell>
          <table:table-cell table:style-name="Table1.C2" office:value-type="string">
            <text:p text:style-name="P15">0, 1</text:p>
          </table:table-cell>
        </table:table-row>
        <table:table-row table:style-name="TableLine94646247585872">
          <table:table-cell table:style-name="Table1.A2" office:value-type="string">
            <text:p text:style-name="P15">Servo motor</text:p>
          </table:table-cell>
          <table:table-cell table:style-name="Table1.A2" office:value-type="string">
            <text:p text:style-name="P15">SGx</text:p>
          </table:table-cell>
          <table:table-cell table:style-name="Table1.C2" office:value-type="string">
            <text:p text:style-name="P15">0, 1</text:p>
          </table:table-cell>
        </table:table-row>
        <table:table-row table:style-name="TableLine94646247586832">
          <table:table-cell table:style-name="Table1.A2" office:value-type="string">
            <text:p text:style-name="P15">DC motor</text:p>
          </table:table-cell>
          <table:table-cell table:style-name="Table1.A2" office:value-type="string">
            <text:p text:style-name="P15">DCM</text:p>
          </table:table-cell>
          <table:table-cell table:style-name="Table1.C2" office:value-type="string">
            <text:p text:style-name="P15">0, 1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17:34:48.026052041</meta:creation-date>
    <dc:date>2021-11-30T10:09:23.321478902</dc:date>
    <meta:editing-duration>PT9M31S</meta:editing-duration>
    <meta:editing-cycles>5</meta:editing-cycles>
    <meta:generator>LibreOffice/6.4.7.2$Linux_X86_64 LibreOffice_project/40$Build-2</meta:generator>
    <meta:document-statistic meta:table-count="1" meta:image-count="0" meta:object-count="0" meta:page-count="2" meta:paragraph-count="83" meta:word-count="296" meta:character-count="1877" meta:non-whitespace-character-count="1579"/>
  </office:meta>
</office:document-meta>
</file>